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d519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" fo:font-size="144pt" fo:background-color="#ffffff" style:font-size-asian="144pt" style:font-size-complex="144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1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" fo:font-size="48pt" fo:font-weight="normal" style:font-name-asian="Urbit Sans TT SemiBold" style:font-size-asian="48pt" style:font-weight-asian="normal" style:font-name-complex="Urbit Sans TT SemiBold" style:font-size-complex="48pt" style:font-weight-complex="normal"/>
    </style:style>
    <style:style style:name="T4" style:family="text">
      <style:text-properties fo:color="#ffffff" loext:opacity="100%" style:font-name="Urbit Sans TT Light1" fo:font-size="144pt" style:font-name-asian="Urbit Sans TT Light1" style:font-size-asian="144pt" style:font-name-complex="Urbit Sans TT Light1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13cm" svg:height="4.315cm" svg:x="1.905cm" svg:y="11.8cm">
          <draw:text-box>
            <text:p><text:span text:style-name="T1">App Workshop</text:span></text:p>
            <text:p><text:span text:style-name="T2">awl3</text:span><text:span text:style-name="T1"> <text:s/></text:span><text:span text:style-name="T3"></text:span><text:span text:style-name="T1"> <text:s/>Database Structures</text:span></text:p>
          </draw:text-box>
        </draw:frame>
        <draw:frame draw:style-name="gr2" draw:text-style-name="P3" draw:layer="layout" svg:width="10.16cm" svg:height="6.347cm" svg:x="8.955cm" svg:y="4.445cm">
          <draw:text-box>
            <text:p text:style-name="P2"><text:span text:style-name="T4">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family-generic="swiss" style:font-pitch="variable"/>
    <style:font-face style:name="Urbit Sans Mono TT SemiBold1" svg:font-family="'Urbit Sans Mono TT SemiBold'" style:font-adornments="SemiBold" style:font-family-generic="swiss" style:font-pitch="variable"/>
    <style:font-face style:name="Urbit Sans TT Light" svg:font-family="'Urbit Sans TT Light'" style:font-family-generic="swiss" style:font-pitch="variable"/>
    <style:font-face style:name="Urbit Sans TT Light1" svg:font-family="'Urbit Sans TT Light'" style:font-family-generic="swiss"/>
    <style:font-face style:name="Urbit Sans TT SemiBold" svg:font-family="'Urbit Sans TT SemiBold'" style:font-family-generic="swiss"/>
    <style:font-face style:name="Urbit Sans TT SemiBold1" svg:font-family="'Urbit Sans TT SemiBold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Noto Sans Devanagari1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4-11T14:12:25.754729481</dc:date>
    <meta:editing-duration>PT7H52M24S</meta:editing-duration>
    <meta:editing-cycles>223</meta:editing-cycles>
    <meta:generator>LibreOffice/7.3.7.2$Linux_X86_64 LibreOffice_project/30$Build-2</meta:generator>
    <meta:document-statistic meta:object-count="25"/>
  </office:meta>
</office:document-meta>
</file>